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text:tab/>Lab 4<text:tab/>CS38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20T14:29:05</meta:creation-date>
    <dc:date>2012-09-20T14:29:50</dc:date>
    <dc:creator>Braden Licastro</dc:creator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27" meta:non-whitespace-character-count="23"/>
    <meta:generator>LibreOffice/3.5$Linux_X86_64 LibreOffice_project/350m1$Build-2</meta:generator>
  </office:meta>
</office:document-meta>
</file>